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49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ta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vgust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style-name="ce17" table:number-columns-repeated="2"/>
          <table:table-cell table:style-name="ce22" table:formula="of:=([.B5]*[.B21]*2) + ([.C5]*[.B22]*2) + ([.D5] * 2) + [.E5]" office:value-type="float" office:value="2540" calcext:value-type="float">
            <text:p>2540</text:p>
          </table:table-cell>
          <table:table-cell table:style-name="ce23" table:formula="of:=[.G5]*[.B26]" office:value-type="currency" office:currency="EUR" office:value="457.2" calcext:value-type="currency">
            <text:p>457.2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457.2" calcext:value-type="currency">
            <text:p>457.2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34.29" calcext:value-type="currency">
            <text:p>34.29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491.49" calcext:value-type="currency">
            <text:p>491.49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4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4" office:value-type="float" office:value="12" calcext:value-type="float">
            <text:p>12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5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 style:data-style-name="N2" text:time-value="15:25:10.519913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6-10-04T15:27:52.229435786</dc:date>
    <meta:editing-duration>P1DT12H3M1S</meta:editing-duration>
    <meta:editing-cycles>13</meta:editing-cycles>
    <meta:generator>LibreOffice/5.0.6.2$Linux_X86_64 LibreOffice_project/00m0$Build-2</meta:generator>
    <meta:document-statistic meta:table-count="1" meta:cell-count="51" meta:object-count="0"/>
  </office:meta>
</office:document-meta>
</file>